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P15" style:parent-style-name="Título4" style:family="paragraph">
      <style:text-properties fo:background-color="#FFFF00"/>
    </style:style>
    <style:style style:name="T16" style:parent-style-name="Fuentedepárrafopredeter." style:family="text">
      <style:text-properties fo:background-color="#FFFF00"/>
    </style:style>
    <style:style style:name="T17" style:parent-style-name="Fuentedepárrafopredeter." style:family="text">
      <style:text-properties fo:background-color="#FFFF00"/>
    </style:style>
    <style:style style:name="T18" style:parent-style-name="Fuentedepárrafopredeter." style:family="text">
      <style:text-properties fo:background-color="#FFFF00"/>
    </style:style>
    <style:style style:name="T19" style:parent-style-name="Fuentedepárrafopredeter." style:family="text">
      <style:text-properties fo:font-weight="bold" style:font-weight-asian="bold" fo:background-color="#FFFF00"/>
    </style:style>
    <style:style style:name="T20" style:parent-style-name="Fuentedepárrafopredeter." style:family="text">
      <style:text-properties fo:background-color="#FFFF00"/>
    </style:style>
    <style:style style:name="T21" style:parent-style-name="Fuentedepárrafopredeter." style:family="text">
      <style:text-properties fo:background-color="#FFFF00"/>
    </style:style>
    <style:style style:name="T22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T23" style:parent-style-name="Fuentedepárrafopredeter." style:family="text">
      <style:text-properties fo:background-color="#FFFF00"/>
    </style:style>
    <style:style style:name="P24" style:parent-style-name="Textbody" style:family="paragraph">
      <style:text-properties fo:background-color="#FFFF00"/>
    </style:style>
    <style:style style:name="T25" style:parent-style-name="Fuentedepárrafopredeter." style:family="text">
      <style:text-properties fo:font-style="italic" style:font-style-asian="italic"/>
    </style:style>
    <style:style style:name="S3" style:family="section">
      <style:section-properties fo:margin-left="0in" fo:margin-right="0in" style:writing-mode="lr-tb"/>
    </style:style>
    <style:style style:name="P26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Falta</text:p>
      <text:p text:style-name="Standard">conexion usuarios(peter tiene la luz) LISTO</text:p>
      <text:p text:style-name="Standard">conexión a marcas LISTO</text:p>
      <text:p text:style-name="Standard">conexión a categorías LISTO</text:p>
      <text:p text:style-name="Standard">conexión a proveedores LISTO</text:p>
      <text:p text:style-name="Standard">conexión a productos</text:p>
      <text:p text:style-name="Standard">conexión a clientes<text:s/>LISTO</text:p>
      <text:p text:style-name="Standard">conexión a ventas(no necesario etapa 2)</text:p>
      <text:p text:style-name="Standard">conexión a compras(no necesario etapa 2)</text:p>
      <text:p text:style-name="Standard"/>
      <text:p text:style-name="Standard">DESARROLLAR LAS CLASES DE NEGOCIO PARA LA LISTA, FILTRADO, MODIFICACIÓN Y ELIMINADO</text:p>
      <text:p text:style-name="Standard"/>
      <text:p text:style-name="Standard"/>
      <text:p text:style-name="Standard">NOTA:</text:p>
      <text:p text:style-name="Standard">AL MODIFICAR O ELIMINAR MARCAS O CATEGORÍAS, TENER EN CUENTA LOS PRODUCTOS QUE LAS CONTIENEN.</text:p>
      <text:p text:style-name="Standard">También desarrollar base de datos para intentar relacionarlas con los datos en clases dominio... LISTO</text:p>
      <text:p text:style-name="Standard"/>
      <text:p text:style-name="Standard"/>
      <text:p text:style-name="P2">Marcas ADMIN(ventana) LISTO</text:p>
      <text:p text:style-name="Standard"/>
      <text:p text:style-name="Standard">un textbox de filtrar marcas nombre, o código<text:s/></text:p>
      <text:p text:style-name="Standard"/>
      <text:p text:style-name="Standard">listar todas las marcas agregar LISTO</text:p>
      <text:p text:style-name="Standard"/>
      <text:p text:style-name="Standard">listar marcas, agregar marcas, modificar marcas, eliminar marcas LISTO</text:p>
      <text:p text:style-name="Standard"/>
      <text:p text:style-name="Standard"/>
      <text:p text:style-name="P3">PRODUCTOS ADMIN(ventana) LISTO</text:p>
      <text:p text:style-name="Standard"/>
      <text:p text:style-name="Standard"/>
      <text:p text:style-name="Standard">listar todos los productos</text:p>
      <text:p text:style-name="Standard">agregar un textbox de filtrado, por nombre, marca, código o categoría</text:p>
      <text:p text:style-name="Standard"/>
      <text:p text:style-name="Standard">poder modificar marca nombre categoría del producto</text:p>
      <text:p text:style-name="Standard">que desea modificar?</text:p>
      <text:p text:style-name="Standard">Poder agregar productos</text:p>
      <text:p text:style-name="Standard">poder eliminar el producto</text:p>
      <text:p text:style-name="Standard"/>
      <text:p text:style-name="P4">Clientes admin (ventana) LISTO</text:p>
      <text:p text:style-name="Standard"/>
      <text:p text:style-name="Standard">listar todos los clientes<text:s/>LISTO</text:p>
      <text:p text:style-name="Standard">agregar un texbox de filtrado xxxx</text:p>
      <text:p text:style-name="Standard">poder modificar el cliente seleccionado<text:s/>LISTO</text:p>
      <text:p text:style-name="Standard">poder agregar clientes<text:s/>LISTO</text:p>
      <text:p text:style-name="Standard">eliminar el cliente<text:s/>LISTO</text:p>
      <text:p text:style-name="Standard">etc</text:p>
      <text:p text:style-name="Standard"/>
      <text:p text:style-name="P5">Proveedores admin(ventana) LISTO</text:p>
      <text:p text:style-name="P6"/>
      <text:soft-page-break/>
      <text:p text:style-name="Standard">listar todos los proveedores LISTO</text:p>
      <text:p text:style-name="Standard">agregar filtrado<text:s/></text:p>
      <text:p text:style-name="Standard">poder modificar el proveedor y que productos tiene asociados LISTO</text:p>
      <text:p text:style-name="Standard">poder eliminar LISTO</text:p>
      <text:p text:style-name="Standard">poder agregar proveedores LISTO</text:p>
      <text:p text:style-name="Standard">etc</text:p>
      <text:p text:style-name="Standard"/>
      <text:p text:style-name="P7">Categorías admin(ventana) LISTO</text:p>
      <text:p text:style-name="P8"/>
      <text:p text:style-name="Standard">Agregar categorías LISTO</text:p>
      <text:p text:style-name="Standard">modificar categorías LISTO</text:p>
      <text:p text:style-name="Standard">eliminar categorías LISTO</text:p>
      <text:p text:style-name="Standard">listar todas las categorías LISTO</text:p>
      <text:p text:style-name="Standard">filtrar categoría<text:s/></text:p>
      <text:p text:style-name="Standard"/>
      <text:p text:style-name="Standard"/>
      <text:p text:style-name="P9">Ventas admin o vendedor(ventana) LISTO</text:p>
      <text:p text:style-name="P10"/>
      <text:p text:style-name="P11"/>
      <text:p text:style-name="P12"/>
      <text:p text:style-name="P13">Compras admin (ventana) LISTO</text:p>
      <text:p text:style-name="P14"/>
      <text:h text:style-name="Título2" text:outline-level="2">Hitos de TPC</text:h>
      <text:section text:name="Sect1" text:style-name="S1">
        <text:p text:style-name="Textbody"/>
      </text:section>
      <text:section text:name="Sect2" text:style-name="S2">
        <text:h text:style-name="Título4" text:outline-level="4">Etapa 1</text:h>
        <text:p text:style-name="Textbody"><text:bookmark-start text:name="yui_3_17_2_1_1687118791239_29"/><text:bookmark-end text:name="yui_3_17_2_1_1687118791239_29"/>Para la primera etapa del TPC se solicita:<text:line-break/>- la arquitectura de clases (modelo de dominio),<text:line-break/>- armado de pantallas de la aplicación (SIN funcionalidad, sólo ventanas, algunos controles y navegación) y<text:line-break/>- lectura desde base de datos de al menos UNA entidad.</text:p>
        <text:p text:style-name="Textbody"/>
        <text:h text:style-name="P15" text:outline-level="4">Etapa 2</text:h>
        <text:p text:style-name="Textbody"><text:span text:style-name="T16">Para la segunda etapa del TPC se solicita:</text:span><text:span text:style-name="T17"><text:line-break/>- completar y corregir las cuestiones pendientes de la primera etapa,</text:span><text:span text:style-name="T18"><text:line-break/>- desarrollar todos los ABMs y listados de las entidades administrables de la aplicación, pero </text:span><text:span text:style-name="T19">NO de las que correspondan a funcionalidad core</text:span><text:span text:style-name="T20"> (Turnos, Incidencia, Venta o Mesas)</text:span></text:p>
        <text:p text:style-name="Textbody"><text:span text:style-name="T21"><text:line-break/></text:span><text:span text:style-name="T22">Nota:</text:span><text:span text:style-name="T23"> tener en cuenta validaciones, diseño visual, seguir ampliando/corrigiendo el modelo.</text:span></text:p>
        <text:p text:style-name="P24"/>
        <text:h text:style-name="Título4" text:outline-level="4">Etapa 3</text:h>
        <text:p text:style-name="Textbody">Para la tercera etapa del TPC deberán construir:<text:line-break/>- La funcionalidad del core de la aplicación (turnos: nuevo, re programar; mesa: abrir, generar pedido, cerrar; ventas: comprar, vender, etc.).<text:line-break/><text:soft-page-break/><text:span text:style-name="T25">- Las funcionalidades que aportan valor de agregado al core (búsquedas dinámicas, registrarse, olvidé mi pass, etc.).</text:span><text:line-break/>- Validaciones a lo largo de la aplicación: tipos de datos, requeridos, formatos.</text:p>
        <text:p text:style-name="Textbody"/>
        <text:h text:style-name="Título4" text:outline-level="4">Etapa Final</text:h>
        <text:p text:style-name="Textbody">Para la cuarta y última etapa del TPC deberán:<text:line-break/>- Cerrar toda la funcionalidad pendiente (abms y filtrados en todas las entidades).<text:line-break/>- Validaciones a lo largo de toda la aplicación (web y escritorio).<text:line-break/>- Seguridad y perfiles de usuario, con la funcionalidad correspondiente para cada perfil (Web y escritorio).<text:line-break/>- Optimización del diseño visual de cara al usuario (colorcitos, botoncitos lindos, etc.). Principalmente en web, pero aplica a escritorio también.</text:p>
      </text:section>
      <text:section text:name="Sect3" text:style-name="S3">
        <text:p text:style-name="P26"/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ominguez Pedro Ariel</dc:creator>
    <meta:creation-date>2023-06-18T16:13:00Z</meta:creation-date>
    <dc:date>2023-06-30T02:01:00Z</dc:date>
    <meta:template xlink:href="Normal" xlink:type="simple"/>
    <meta:editing-cycles>23</meta:editing-cycles>
    <meta:editing-duration>PT3480S</meta:editing-duration>
    <meta:document-statistic meta:page-count="3" meta:paragraph-count="6" meta:word-count="492" meta:character-count="3193" meta:row-count="22" meta:non-whitespace-character-count="2707"/>
  </office:meta>
</office:document-meta>
</file>